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Verdana" svg:font-family="Verdana"/>
    <style:font-face style:name="Times" svg:font-family="Times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fo:font-size="12pt" fo:language="ru" fo:country="RU" officeooo:rsid="00181fdd" officeooo:paragraph-rsid="00181fdd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181fdd" officeooo:paragraph-rsid="00181fdd"/>
    </style:style>
    <style:style style:name="P3" style:family="paragraph" style:parent-style-name="Standard" style:list-style-name="L2">
      <style:paragraph-properties fo:text-align="justify" style:justify-single-word="false"/>
      <style:text-properties fo:language="ru" fo:country="RU" officeooo:paragraph-rsid="00181fdd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imes New Roman" fo:language="ru" fo:country="RU" officeooo:rsid="00181fdd" officeooo:paragraph-rsid="00181fdd"/>
    </style:style>
    <style:style style:name="P5" style:family="paragraph" style:parent-style-name="Text_20_body">
      <style:paragraph-properties style:line-height-at-least="0.1563in"/>
      <style:text-properties fo:font-size="12pt" fo:language="ru" fo:country="RU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222222" style:text-line-through-style="none" style:text-line-through-type="none" style:font-name="Times New Roman1" fo:font-size="18pt" fo:language="ru" fo:country="RU" fo:font-style="normal" style:text-underline-style="none" fo:font-weight="bold" officeooo:rsid="00181fdd" officeooo:paragraph-rsid="00181fdd" style:text-blinking="false" fo:background-color="#ffffff"/>
    </style:style>
    <style:style style:name="P7" style:family="paragraph" style:parent-style-name="Text_20_body">
      <style:paragraph-properties fo:line-height="100%" fo:text-align="justify" style:justify-single-word="false"/>
      <style:text-properties fo:font-variant="normal" fo:text-transform="none" fo:color="#252525" style:text-line-through-style="none" style:text-line-through-type="none" style:font-name="Times" fo:font-size="12pt" fo:language="ru" fo:country="RU" fo:font-style="normal" style:text-underline-style="none" fo:font-weight="normal" officeooo:rsid="00181fdd" officeooo:paragraph-rsid="00181fdd" style:text-blinking="false" fo:background-color="#ffffff" style:font-size-asian="12pt" style:font-size-complex="12pt"/>
    </style:style>
    <style:style style:name="P8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bold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line-height="100%"/>
      <style:text-properties style:font-name="Times New Roman" fo:font-size="12pt" fo:language="ru" fo:country="RU" style:font-size-asian="12pt" style:font-size-complex="12pt"/>
    </style:style>
    <style:style style:name="P10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00%" fo:text-align="justify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0in" fo:margin-right="0in" fo:margin-top="0.028in" fo:margin-bottom="0in" loext:contextual-spacing="false" fo:line-height="100%" fo:text-indent="0.5in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#ffffff" style:font-size-asian="12pt" style:font-size-complex="12pt"/>
    </style:style>
    <style:style style:name="P12" style:family="paragraph" style:parent-style-name="Text_20_body">
      <style:paragraph-properties fo:margin-left="0in" fo:margin-right="0in" fo:margin-top="0.028in" fo:margin-bottom="0in" loext:contextual-spacing="false" fo:line-height="100%" fo:text-indent="0.5in" style:auto-text-indent="false" style:writing-mode="lr-tb"/>
      <style:text-properties style:font-name="Times" fo:font-size="12pt" style:font-size-asian="12pt" style:font-size-complex="12pt"/>
    </style:style>
    <style:style style:name="P13" style:family="paragraph" style:parent-style-name="Text_20_body">
      <style:paragraph-properties fo:margin-top="0.0835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 style:list-style-name="L3">
      <loext:graphic-properties draw:fill="none" draw:fill-color="#ffffff"/>
      <style:paragraph-properties fo:margin-top="0.0835in" fo:margin-bottom="0in" loext:contextual-spacing="false" fo:line-height="100%" fo:text-align="justify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officeooo:rsid="00181fdd"/>
    </style:style>
    <style:style style:name="T2" style:family="text">
      <style:text-properties fo:font-size="9pt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bold" style:text-blinking="false" fo:background-color="transparent" loext:char-shading-value="0" style:font-size-asian="13pt" style:font-size-complex="13pt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9" style:family="text"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bold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#ffffff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#ffffff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a05c81f8-7fff-36c6-29aa-8d5115adc740"/>Hibernate</text:p>
      <text:p text:style-name="Text_20_body"><text:span text:style-name="T7">Hibernate </text:span><text:span text:style-name="T8">- это инструмент реализующий принципы ORM основной задачей которого является связать базу данных с концепцией ООП, и позволяет нам сохранять объекты предметной области в таблицы реляционной базы данных.</text:span></text:p>
      <text:p text:style-name="P2"><text:span text:style-name="T16">Транзакция </text:span>– атомарное действие, набор операций которые выполняются целиком, либо не выполняются вообще.</text:p>
      <text:p text:style-name="P2"/>
      <text:p text:style-name="P2">Транзакции должны соответствовать таким свойствам (ACID): </text:p>
      <text:list xml:id="list2506842590" text:style-name="L2">
        <text:list-item>
          <text:p text:style-name="P3">Атомарность — транзакция может быть либо целиком выполнена, либо целиком отменена.</text:p>
        </text:list-item>
        <text:list-item>
          <text:p text:style-name="P3">Согласованность — состояние данных должно быть логически согласованным после выполнения (или отмены) транзации.</text:p>
        </text:list-item>
        <text:list-item>
          <text:p text:style-name="P3">Изолированность — в процессе работы транзакции другие выполняющиеся в это время транзакции не влияют на неё.</text:p>
        </text:list-item>
        <text:list-item>
          <text:p text:style-name="P3">наДёжность — что-бы не произошло, транзакция останется атомарной.</text:p>
        </text:list-item>
      </text:list>
      <text:p text:style-name="P2">В Hibernate транзакция может только быть подтверждена или откачена, без промежуточных вариантов.</text:p>
      <text:p text:style-name="P2"/>
      <text:p text:style-name="P7"><text:bookmark text:name="docs-internal-guid-3a11f475-7fff-7fd0-13b2-97eca64be996"/>Для управления транзакциями Hibernate предоставляет класс Transaction. Основные его методы такие:</text:p>
      <text:p text:style-name="P12"><text:span text:style-name="T14">void begin() -</text:span><text:span text:style-name="T11"> </text:span><text:span text:style-name="T15">начинает новую транзакцию.</text:span></text:p>
      <text:p text:style-name="P12"><text:span text:style-name="T14">void commit() -</text:span><text:span text:style-name="T11"> </text:span><text:span text:style-name="T15">заканчивает работу транзакции.</text:span></text:p>
      <text:p text:style-name="P12"><text:span text:style-name="T14">void rollback()</text:span><text:span text:style-name="T11"> </text:span><text:span text:style-name="T15">- откатывает действия внутри </text:span></text:p>
      <text:p text:style-name="P11">транзакции.</text:p>
      <text:p text:style-name="P12"><text:span text:style-name="T14">void setTimeout(int seconds) </text:span><text:span text:style-name="T15">устанавливает таймаут перед</text:span></text:p>
      <text:p text:style-name="P11">запуском транзакции. Для случая если нам нужно запустить через некоторое время, а не прямо сейчас. </text:p>
      <text:p text:style-name="P12"><text:span text:style-name="T14">boolean isAlive()</text:span><text:span text:style-name="T11"> </text:span><text:span text:style-name="T15">проверяет активна ли текущая транзакция. Удобно для работы в многопоточной среде и при длительных операциях.</text:span></text:p>
      <text:h text:style-name="P1" text:outline-level="1">Операции над транзакциями</text:h>
      <text:p text:style-name="P5">У объекта <text:bookmark text:name="crayon-620af2330e693168348624"/>Transaction есть ещё несколько методов, кроме <text:bookmark text:name="crayon-620af2330e695058756269"/>commit() и <text:bookmark text:name="crayon-620af2330e698493943667"/>rollback(), которые позволяют тонко управлять поведением транзакции. Метод <text:bookmark text:name="crayon-620af2330e69b671005175"/>isActive() позволяет проверить, есть ли в рамках объекта <text:bookmark text:name="crayon-620af2330e69d730533615"/>Transaction управляему им транзакция. </text:p>
      <text:p text:style-name="P8"><text:bookmark text:name="docs-internal-guid-4487b6ec-7fff-ddb3-12fa-44ebcb82829c"/>Выводы</text:p>
      <text:p text:style-name="P13">Что дает концепция ORM разработчику:</text:p>
      <text:list xml:id="list1313741009" text:style-name="L3">
        <text:list-item>
          <text:p text:style-name="P14">Уменьшение кода благодаря встроенным возможностям ORM</text:p>
        </text:list-item>
        <text:list-item>
          <text:p text:style-name="P10">Изменение доменной модели происходит в одном месте</text:p>
        </text:list-item>
        <text:list-item>
          <text:p text:style-name="P10">Многофункциональный язык запросов, позволяющий работать в объектно-ориентированной среде</text:p>
        </text:list-item>
        <text:list-item>
          <text:p text:style-name="P10">Поддержка работы в многопоточной среде</text:p>
        </text:list-item>
        <text:list-item>
          <text:p text:style-name="P10">Поддержка управления транзакциями</text:p>
        </text:list-item>
        <text:list-item>
          <text:p text:style-name="P10">Управление первичными ключами</text:p>
        </text:list-item>
      </text:list>
      <text:p text:style-name="P9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Verdana" svg:font-family="Verdana"/>
    <style:font-face style:name="Times" svg:font-family="Times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0:46:38.571813462</meta:creation-date>
    <dc:date>2022-02-15T11:40:45.756504280</dc:date>
    <meta:editing-duration>PT23M4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253" meta:character-count="1975" meta:non-whitespace-character-count="1750"/>
  </office:meta>
</office:document-meta>
</file>